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ffffff" style:vertical-align="middle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 fo:margin-left="0mm"/>
      <style:text-properties style:font-name="Arial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a de contadores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5" table:number-rows-spanned="1">
            <text:p>Tabela de contadores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Moment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imite</text:p>
          </table:table-cell>
          <table:table-cell/>
          <table:table-cell table:style-name="ce2" office:value-type="string" calcext:value-type="string">
            <text:p>Moment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ite 0 – 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mite de 0 -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mite 0 – 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FLIP <text:s/>FLOP Tipo D</text:p>
          </table:table-cell>
          <table:covered-table-cell table:style-name="ce4"/>
          <table:table-cell/>
          <table:table-cell table:style-name="ce1" office:value-type="string" calcext:value-type="string" table:number-columns-spanned="11" table:number-rows-spanned="1">
            <text:p>Tabela verdade Decodificador BCD 843 PARA 7 SEG.</text:p>
          </table:table-cell>
          <table:covered-table-cell table:number-columns-repeated="2" table:style-name="Default"/>
          <table:covered-table-cell/>
          <table:covered-table-cell table:number-columns-repeated="5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Qf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53:59.411000000</meta:creation-date>
    <dc:date>2018-12-04T18:11:28.815000000</dc:date>
    <meta:editing-duration>PT22M11S</meta:editing-duration>
    <meta:editing-cycles>1</meta:editing-cycles>
    <meta:document-statistic meta:table-count="1" meta:cell-count="371" meta:object-count="0"/>
    <meta:generator>LibreOffice/6.0.4.2$Windows_X86_64 LibreOffice_project/9b0d9b32d5dcda91d2f1a96dc04c645c450872bf</meta:generator>
  </office:meta>
</office:document-meta>
</file>